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767d" officeooo:paragraph-rsid="001e767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6cf1" style:font-weight-asian="normal" style:font-weight-complex="normal"/>
    </style:style>
    <style:style style:name="T3" style:family="text">
      <style:text-properties officeooo:rsid="001f6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p</text:p>
      <text:p text:style-name="P1">-atop: <text:span text:style-name="T1">contains the currently developed ATOP library</text:span></text:p>
      <text:p text:style-name="P1">-backproj: <text:span text:style-name="T1">a backup of the first version of TO done with deal.II, soon to be deleted.</text:span></text:p>
      <text:p text:style-name="P1">-examples: <text:span text:style-name="T1">contains all the examples that may or may not be connected to ATOP.</text:span></text:p>
      <text:p text:style-name="P1">- -old_step1: <text:span text:style-name="T2">working backup linked with old part of ATOp mainly used for the AIAA conference paper work etc.</text:span></text:p>
      <text:p text:style-name="P1">- -step-1: <text:span text:style-name="T1">organized first example for developing the ATOP library</text:span></text:p>
      <text:p text:style-name="P1">- -old_step: <text:span text:style-name="T1">corresponds to a simple 2D FEM case</text:span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4:50:40.121749572</meta:creation-date>
    <meta:generator>LibreOffice/4.2.8.2$Linux_X86_64 LibreOffice_project/420m0$Build-2</meta:generator>
    <dc:date>2015-08-04T15:23:47.782186325</dc:date>
    <meta:editing-duration>P0D</meta:editing-duration>
    <meta:editing-cycles>1</meta:editing-cycles>
    <meta:document-statistic meta:table-count="0" meta:image-count="0" meta:object-count="0" meta:page-count="1" meta:paragraph-count="7" meta:word-count="76" meta:character-count="442" meta:non-whitespace-character-count="373"/>
  </office:meta>
</office:document-meta>
</file>